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115.959cm" style:use-optimal-column-width="false"/>
    </style:style>
    <style:style style:name="ro1" style:family="table-row">
      <style:table-row-properties style:row-height="20.889cm" style:use-optimal-row-height="false"/>
    </style:style>
    <style:style style:name="ce1" style:family="table-cell">
      <loext:graphic-properties draw:textarea-horizontal-align="center"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2" style:family="table-cell">
      <loext:graphic-properties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3" style:family="table-cell">
      <loext:graphic-properties draw:textarea-horizontal-align="right"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margin-left="1.524cm" fo:margin-right="1.524cm" fo:margin-top="1.524cm" fo:margin-bottom="1.524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fo:font-size="200pt" style:font-name-asian="Liberation Sans1" style:font-size-asian="200pt" style:font-size-complex="200pt"/>
    </style:style>
    <style:style style:name="T2" style:family="text">
      <style:text-properties fo:font-size="2pt" style:font-name-asian="Liberation Sans1" style:font-size-asian="2pt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15.958cm" svg:height="355.112cm" svg:x="0cm" svg:y="0cm">
          <table:table table:template-name="magenta-gray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اگر نہ ہوتیں جناب زینبؑ نہ ہوتا اللہ کا نام لیوا</text:span><text:span text:style-name="T1"><text:line-break/></text:span><text:span text:style-name="T1">اگر نہ ہوتیں جناب زینبؑ نہ دین ہوتا نہ ہوتا کلمہ</text:span><text:span text:style-name="T2"><text:line-break/></text:span><text:span text:style-name="T2"/></text:p>
              </table:table-cell>
            </table:table-row>
            <table:table-row table:style-name="ro1">
              <table:table-cell table:style-name="ce2">
                <text:p text:style-name="P1"><text:span text:style-name="T1">اگر نہ ہوتیں جناب زینبؑ حسینؑؑ کا کام تھا اَدُھورا</text:span><text:span text:style-name="T1"><text:line-break/></text:span><text:span text:style-name="T1">اگر نہ ہوتیں جناب زینبؑ حسینؑؑ کی کون تھی شریکہ</text:span><text:span text:style-name="T2"><text:line-break/></text:span><text:span text:style-name="T2"/></text:p>
              </table:table-cell>
            </table:table-row>
            <table:table-row table:style-name="ro1">
              <table:table-cell table:style-name="ce3">
                <text:p text:style-name="P1"><text:span text:style-name="T1">حسینؑؑ کی ہے شریکہ زینبؑ نہیں ہے کوئی شریک اُن کا</text:span><text:span text:style-name="T1"><text:line-break/></text:span><text:span text:style-name="T1">اگر نہ ہوتیں جناب زینبؑ تو کون عابدؑ کے ساتھ چلتا</text:span><text:span text:style-name="T2"><text:line-break/></text:span><text:span text:style-name="T2"/></text:p>
              </table:table-cell>
            </table:table-row>
            <table:table-row table:style-name="ro1">
              <table:table-cell table:style-name="ce2">
                <text:p text:style-name="P1"><text:span text:style-name="T1">یزید نے اپنے طور پر تو لیا تھا بَدر و اُحد کا بَدلہ</text:span><text:span text:style-name="T1"><text:line-break/></text:span><text:span text:style-name="T1">اگر نہ ہوتیں جناب زینبؑ نہ بجتا دینِ خدا کا ڈنکا</text:span><text:span text:style-name="T2"><text:line-break/></text:span><text:span text:style-name="T2"/></text:p>
              </table:table-cell>
            </table:table-row>
            <table:table-row table:style-name="ro1">
              <table:table-cell table:style-name="ce2">
                <text:p text:style-name="P1"><text:span text:style-name="T1">صحابیت کی نقاب چہرے پہ ڈالے رکھی تھی اہل شر نے</text:span><text:span text:style-name="T1"><text:line-break/></text:span><text:span text:style-name="T1">اگر نہ ہوتیں جناب زینبؑ دکھائی دیتا نہ اصلی چہرہ</text:span><text:span text:style-name="T2"><text:line-break/></text:span><text:span text:style-name="T2"/></text:p>
              </table:table-cell>
            </table:table-row>
            <table:table-row table:style-name="ro1">
              <table:table-cell table:style-name="ce2">
                <text:p text:style-name="P1"><text:span text:style-name="T1">یزید اعلانیہ تھا کرتا شراب نوشی سیاہ کاری</text:span><text:span text:style-name="T1"><text:line-break/></text:span><text:span text:style-name="T1">اگر نہ ہوتیں جناب زینبؑ تو کون دِکھالاتا حق کا رَستہ</text:span><text:span text:style-name="T2"><text:line-break/></text:span><text:span text:style-name="T2"/></text:p>
              </table:table-cell>
            </table:table-row>
            <table:table-row table:style-name="ro1">
              <table:table-cell table:style-name="ce2">
                <text:p text:style-name="P1"><text:span text:style-name="T1">یزید تھا بھانجہ نواسہ صلیبیوں کا تو اِس لئے بھی</text:span><text:span text:style-name="T1"><text:line-break/></text:span><text:span text:style-name="T1">اگر نہ ہوتیں جناب زینبؑ تو ہوتا باطل کا دَور دَورہ</text:span><text:span text:style-name="T2"><text:line-break/></text:span><text:span text:style-name="T2"/></text:p>
              </table:table-cell>
            </table:table-row>
            <table:table-row table:style-name="ro1">
              <table:table-cell table:style-name="ce2">
                <text:p text:style-name="P1"><text:span text:style-name="T1">یزید تکذیب کررہا تھا نزولِ وَحی اور رسولِؐ حق کی</text:span><text:span text:style-name="T1"><text:line-break/></text:span><text:span text:style-name="T1">اگر نہ ہوتیں جناب زینبؑ تو کون حق کا لگاتا نعرہ</text:span><text:span text:style-name="T2"><text:line-break/></text:span><text:span text:style-name="T2"/></text:p>
              </table:table-cell>
            </table:table-row>
            <table:table-row table:style-name="ro1">
              <table:table-cell table:style-name="ce2">
                <text:p text:style-name="P1"><text:span text:style-name="T1">تھے سارے حِرص و حَوَس کے بندے، یا خوف اَور مصلحت کے مَارے</text:span><text:span text:style-name="T1"><text:line-break/></text:span><text:span text:style-name="T1">اگر نہ ہوتیں جناب زینبؑ کہیں نہ ملتا خدا کا بندہ</text:span><text:span text:style-name="T2"><text:line-break/></text:span><text:span text:style-name="T2"/></text:p>
              </table:table-cell>
            </table:table-row>
            <table:table-row table:style-name="ro1">
              <table:table-cell table:style-name="ce2">
                <text:p text:style-name="P1"><text:span text:style-name="T1">تھے ساتھ ہوں تو امام دوراں بھی اور اہلِ حرم بھی لیکن</text:span><text:span text:style-name="T1"><text:line-break/></text:span><text:span text:style-name="T1">اگر نہ ہوتیں جناب زینبؑ نہ ہوتی تسخیرِ شام و کوفہ</text:span><text:span text:style-name="T2"><text:line-break/></text:span><text:span text:style-name="T2"/></text:p>
              </table:table-cell>
            </table:table-row>
            <table:table-row table:style-name="ro1">
              <table:table-cell table:style-name="ce2">
                <text:p text:style-name="P1"><text:span text:style-name="T1">علیؑ کی بیٹی نے ہر قدم پر بیاں کیا مقصدِ شہادت</text:span><text:span text:style-name="T1"><text:line-break/></text:span><text:span text:style-name="T1">اگر نہ ہوتیں جناب زینبؑ تعرّفِ کربلا نہ ہوتا</text:span><text:span text:style-name="T2"><text:line-break/></text:span><text:span text:style-name="T2"/></text:p>
              </table:table-cell>
            </table:table-row>
            <table:table-row table:style-name="ro1">
              <table:table-cell table:style-name="ce2">
                <text:p text:style-name="P1"><text:span text:style-name="T1">تھی چونکہ تَشہیر اَور اسیری بھی شاہ کے امتحاں میں شامل</text:span><text:span text:style-name="T1"><text:line-break/></text:span><text:span text:style-name="T1">اگر نہ ہوتیں جناب زینبؑ تو کیسے ہوتا یہ عہد پورا</text:span><text:span text:style-name="T2"><text:line-break/></text:span><text:span text:style-name="T2"/></text:p>
              </table:table-cell>
            </table:table-row>
            <table:table-row table:style-name="ro1">
              <table:table-cell table:style-name="ce2">
                <text:p text:style-name="P1"><text:span text:style-name="T1">بنو اُمیہ مِٹارہے تھے تمام آثارِ دین یَکسر</text:span><text:span text:style-name="T1"><text:line-break/></text:span><text:span text:style-name="T1">اگر نہ ہوتیں جناب زینبؑ مُعاویت پر نقاب رہتا</text:span><text:span text:style-name="T2"><text:line-break/></text:span><text:span text:style-name="T2"/></text:p>
              </table:table-cell>
            </table:table-row>
            <table:table-row table:style-name="ro1">
              <table:table-cell table:style-name="ce2">
                <text:p text:style-name="P1"><text:span text:style-name="T1">قلم فروش و ضمیر مُردہ چلے تھے تاریخ مسخ کرنے</text:span><text:span text:style-name="T1"><text:line-break/></text:span><text:span text:style-name="T1">اگر نہ ہوتیں جناب زینبؑ شریف کہلاتی نسلِ ہندہ</text:span><text:span text:style-name="T2"><text:line-break/></text:span><text:span text:style-name="T2"/></text:p>
              </table:table-cell>
            </table:table-row>
            <table:table-row table:style-name="ro1">
              <table:table-cell table:style-name="ce2">
                <text:p text:style-name="P1"><text:span text:style-name="T1">ہوا جو بعدِ شہادت اُن کے وہ ہوتا کرب و بلا سے پہلے</text:span><text:span text:style-name="T1"><text:line-break/></text:span><text:span text:style-name="T1">اگر نہ ہوتیں جناب زینبؑ تباہ ہوتے مدینہ مکہ</text:span><text:span text:style-name="T2"><text:line-break/></text:span><text:span text:style-name="T2"/></text:p>
              </table:table-cell>
            </table:table-row>
            <table:table-row table:style-name="ro1">
              <table:table-cell table:style-name="ce2">
                <text:p text:style-name="P1"><text:span text:style-name="T1">یہ جتنے حافظ ہیں اور قاری ہیں سب پہ خُطبات اِن کے بھاری</text:span><text:span text:style-name="T1"><text:line-break/></text:span><text:span text:style-name="T1">اگر نہ ہوتیں جناب زینبؑ نہ ہوتا قران پڑھنے والا</text:span><text:span text:style-name="T2"><text:line-break/></text:span><text:span text:style-name="T2"/></text:p>
              </table:table-cell>
            </table:table-row>
            <table:table-row table:style-name="ro1">
              <table:table-cell table:style-name="ce2">
                <text:p text:style-name="P1"><text:span text:style-name="T1">گِنائیں کیا کیا فضائل اِن کے یہ کہنا کافی ہے سبؔطِ جعفر</text:span><text:span text:style-name="T1"><text:line-break/></text:span><text:span text:style-name="T1">اگر نہ ہوتیں جناب زینبؑ نہ جانے کیا ہوتا کیا نہ ہوتا</text:span><text:span text:style-name="T2"><text:line-break/></text:span><text:span text:style-name="T2"/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magenta-title-with-border" style:family="table-cell" style:parent-style-name="default">
      <loext:graphic-properties draw:fill="solid" draw:fill-color="#d62e4e"/>
      <style:paragraph-properties fo:border="0.28pt solid #666666"/>
      <style:text-properties fo:color="#ffffff" loext:opacity="100%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magenta-gray">
      <table:first-row table:style-name="magenta-title-with-border"/>
      <table:last-row table:style-name="magenta-title-with-border"/>
      <table:first-column table:style-name="magenta-title-with-border"/>
      <table:last-column table:style-name="magenta-title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15.951cm" fo:page-height="355.1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1T17:20:43.186333500</meta:creation-date>
    <dc:date>2026-01-27T20:36:50.799779600</dc:date>
    <meta:editing-duration>PT8M15S</meta:editing-duration>
    <meta:editing-cycles>4</meta:editing-cycles>
    <meta:generator>LibreOffice/25.8.4.2$Windows_X86_64 LibreOffice_project/290daaa01b999472f0c7a3890eb6a550fd74c6df</meta:generator>
    <meta:document-statistic meta:object-count="1"/>
  </office:meta>
</office:document-meta>
</file>